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6a0e3" officeooo:paragraph-rsid="0006a0e3"/>
    </style:style>
    <style:style style:name="P2" style:family="paragraph" style:parent-style-name="Heading_20_1">
      <style:paragraph-properties fo:break-before="page"/>
      <style:text-properties style:font-name="Times New Roman" officeooo:rsid="0006a0e3" officeooo:paragraph-rsid="0006a0e3"/>
    </style:style>
    <style:style style:name="P3" style:family="paragraph" style:parent-style-name="Standard">
      <style:paragraph-properties fo:text-align="center" style:justify-single-word="false" style:vertical-align="middle"/>
      <style:text-properties fo:font-size="16pt" fo:font-style="italic" officeooo:rsid="0016d5a4" officeooo:paragraph-rsid="0005ffd0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 style:vertical-align="middle"/>
      <style:text-properties fo:font-size="16pt" fo:font-style="italic" officeooo:rsid="0005ffd0" officeooo:paragraph-rsid="0005ffd0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fo:font-weight="bold" officeooo:rsid="0016d5a4" officeooo:paragraph-rsid="0005ffd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style:vertical-align="middle"/>
      <style:text-properties officeooo:paragraph-rsid="0005ffd0"/>
    </style:style>
    <style:style style:name="P7" style:family="paragraph" style:parent-style-name="Standard">
      <style:paragraph-properties fo:text-align="center" style:justify-single-word="false" style:vertical-align="middle"/>
      <style:text-properties officeooo:rsid="0005ffd0" officeooo:paragraph-rsid="0005ffd0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 style:vertical-align="middle"/>
      <style:text-properties officeooo:paragraph-rsid="0005ffd0"/>
    </style:style>
    <style:style style:name="P9" style:family="paragraph" style:parent-style-name="Text_20_body">
      <style:text-properties officeooo:paragraph-rsid="0006a0e3"/>
    </style:style>
    <style:style style:name="P10" style:family="paragraph" style:parent-style-name="Text_20_body">
      <style:text-properties officeooo:rsid="0006a0e3" officeooo:paragraph-rsid="0006a0e3"/>
    </style:style>
    <style:style style:name="P11" style:family="paragraph" style:parent-style-name="Text_20_body">
      <style:paragraph-properties fo:break-before="page"/>
      <style:text-properties officeooo:rsid="0006a0e3" officeooo:paragraph-rsid="0006a0e3"/>
    </style:style>
    <style:style style:name="T1" style:family="text">
      <style:text-properties style:font-name="Times New Roman" fo:font-weight="normal" style:font-name-asian="Microsoft YaHei" style:font-weight-asian="normal" style:font-name-complex="Arial" style:font-weight-complex="normal"/>
    </style:style>
    <style:style style:name="T2" style:family="text">
      <style:text-properties style:font-name="Times New Roman" fo:font-weight="normal" officeooo:rsid="0005ffd0" style:font-name-asian="Microsoft YaHei" style:font-weight-asian="normal" style:font-name-complex="Arial" style:font-weight-complex="normal"/>
    </style:style>
    <style:style style:name="T3" style:family="text">
      <style:text-properties style:font-name="Times New Roman" fo:font-weight="normal" officeooo:rsid="004c246b" style:font-name-asian="Microsoft YaHei" style:font-weight-asian="normal" style:font-name-complex="Arial" style:font-weight-complex="normal"/>
    </style:style>
    <style:style style:name="T4" style:family="text">
      <style:text-properties style:font-name="Times New Roman" fo:font-size="16pt" fo:font-style="italic" fo:font-weight="normal" style:font-name-asian="Microsoft YaHei" style:font-size-asian="16pt" style:font-style-asian="italic" style:font-weight-asian="normal" style:font-name-complex="Arial" style:font-size-complex="16pt" style:font-style-complex="italic" style:font-weight-complex="normal"/>
    </style:style>
    <style:style style:name="T5" style:family="text">
      <style:text-properties style:font-name="Times New Roman" officeooo:rsid="0006a0e3"/>
    </style:style>
    <style:style style:name="T6" style:family="text">
      <style:text-properties fo:font-size="18pt" fo:font-weight="bold" officeooo:rsid="0016d5a4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05ffd0" style:font-size-asian="18pt" style:font-weight-asian="bold" style:font-size-complex="18pt" style:font-weight-complex="bold"/>
    </style:style>
    <style:style style:name="T8" style:family="text">
      <style:text-properties officeooo:rsid="0006a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versità di Bologna, Laurea in Ingegneria e Scienze Informatiche</text:p>
      <text:p text:style-name="P6"><text:span text:style-name="T6">Corso di </text:span><text:span text:style-name="T7">Programmazione ad Oggetti</text:span></text:p>
      <text:p text:style-name="P5"/>
      <text:p text:style-name="P5"/>
      <text:p text:style-name="P8"><text:span text:style-name="T7">Relazione per p</text:span><text:span text:style-name="T6">rogetto d’esame</text:span></text:p>
      <text:p text:style-name="P8"><text:span text:style-name="T6"/></text:p>
      <text:p text:style-name="P3"><text:span text:style-name="T2">Alex Mazzotti (mat. 00009</text:span><text:span text:style-name="T3">7</text:span><text:span text:style-name="T2">8829)</text:span></text:p>
      <text:p text:style-name="P4"><text:span text:style-name="T1">Martino Narducci (mat. )</text:span></text:p>
      <text:p text:style-name="P7"><text:span text:style-name="T4">Davide Braccini (mat. )</text:span></text:p>
      <text:h text:style-name="P2" text:outline-level="1">Indice</text:h>
      <text:p text:style-name="P9"><text:span text:style-name="T5"/></text:p>
      <text:h text:style-name="P1" text:outline-level="1">Analisi</text:h>
      <text:p text:style-name="P9">-<text:span text:style-name="T8">Requisiti</text:span></text:p>
      <text:p text:style-name="P9">-<text:span text:style-name="T8">Analisi e modello del dominio</text:span></text:p>
      <text:p text:style-name="P11">Design</text:p>
      <text:p text:style-name="P10">-Architettura</text:p>
      <text:p text:style-name="P10">-Design dettagliato</text:p>
      <text:p text:style-name="P11">Sviluppo</text:p>
      <text:p text:style-name="P10">-Testing automatizzato</text:p>
      <text:p text:style-name="P10">-Metodologia di lavoro</text:p>
      <text:p text:style-name="P10">-Note di gruppo</text:p>
      <text:p text:style-name="P11">Commenti finali</text:p>
      <text:p text:style-name="P10">-Autovalutazione e lavori futuri</text:p>
      <text:p text:style-name="P11">Guida ute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vertical-align="middle"/>
      <style:text-properties officeooo:rsid="0006a0e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16T19:39:02.159000000</meta:creation-date>
    <dc:date>2023-05-16T19:54:36.430000000</dc:date>
    <meta:editing-duration>PT3M29S</meta:editing-duration>
    <meta:editing-cycles>1</meta:editing-cycles>
    <meta:document-statistic meta:table-count="0" meta:image-count="0" meta:object-count="0" meta:page-count="7" meta:paragraph-count="20" meta:word-count="59" meta:character-count="425" meta:non-whitespace-character-count="386"/>
    <meta:generator>LibreOffice/6.4.5.2$Windows_X86_64 LibreOffice_project/a726b36747cf2001e06b58ad5db1aa3a9a1872d6</meta:generator>
  </office:meta>
</office:document-meta>
</file>